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5a3d" officeooo:paragraph-rsid="000b5a3d"/>
    </style:style>
    <style:style style:name="P2" style:family="paragraph" style:parent-style-name="Standard">
      <style:text-properties style:text-underline-style="none" officeooo:rsid="000b87bb" officeooo:paragraph-rsid="000b87bb"/>
    </style:style>
    <style:style style:name="P3" style:family="paragraph" style:parent-style-name="Standard">
      <style:text-properties style:text-underline-style="none" officeooo:rsid="000c2476" officeooo:paragraph-rsid="000c2476"/>
    </style:style>
    <style:style style:name="P4" style:family="paragraph" style:parent-style-name="Standard">
      <style:text-properties style:text-underline-style="none" officeooo:rsid="000dceb4" officeooo:paragraph-rsid="000dceb4"/>
    </style:style>
    <style:style style:name="P5" style:family="paragraph" style:parent-style-name="Standard">
      <style:text-properties style:text-underline-style="none" officeooo:rsid="000ed697" officeooo:paragraph-rsid="000ed697"/>
    </style:style>
    <style:style style:name="P6" style:family="paragraph" style:parent-style-name="Standard">
      <style:text-properties style:text-underline-style="none" officeooo:rsid="00108e66" officeooo:paragraph-rsid="00108e66"/>
    </style:style>
    <style:style style:name="P7" style:family="paragraph" style:parent-style-name="Standard">
      <style:text-properties style:text-underline-style="none" officeooo:rsid="0010f27c" officeooo:paragraph-rsid="0010f27c"/>
    </style:style>
    <style:style style:name="P8" style:family="paragraph" style:parent-style-name="Standard">
      <style:text-properties style:text-underline-style="none" officeooo:rsid="0014102b" officeooo:paragraph-rsid="0014102b"/>
    </style:style>
    <style:style style:name="P9" style:family="paragraph" style:parent-style-name="Standard">
      <style:text-properties style:text-underline-style="none" officeooo:rsid="00158eaa" officeooo:paragraph-rsid="00158eaa"/>
    </style:style>
    <style:style style:name="P10" style:family="paragraph" style:parent-style-name="Standard">
      <style:text-properties style:text-underline-style="none" officeooo:rsid="00170ef3" officeooo:paragraph-rsid="00170ef3"/>
    </style:style>
    <style:style style:name="P11" style:family="paragraph" style:parent-style-name="Standard">
      <style:text-properties style:text-underline-style="none" officeooo:rsid="0017d276" officeooo:paragraph-rsid="0017d276"/>
    </style:style>
    <style:style style:name="P12" style:family="paragraph" style:parent-style-name="Standard">
      <style:text-properties style:text-underline-style="none" officeooo:rsid="0018177d" officeooo:paragraph-rsid="0018177d"/>
    </style:style>
    <style:style style:name="P13" style:family="paragraph" style:parent-style-name="Standard">
      <style:text-properties style:text-underline-style="none" officeooo:rsid="0019e3fb" officeooo:paragraph-rsid="0019e3fb"/>
    </style:style>
    <style:style style:name="P14" style:family="paragraph" style:parent-style-name="Standard">
      <style:text-properties style:text-underline-style="none" officeooo:rsid="001fcb82" officeooo:paragraph-rsid="001fcb82"/>
    </style:style>
    <style:style style:name="P15" style:family="paragraph" style:parent-style-name="Standard">
      <style:text-properties style:text-underline-style="none" officeooo:rsid="0020cb26" officeooo:paragraph-rsid="0020cb26"/>
    </style:style>
    <style:style style:name="P16" style:family="paragraph" style:parent-style-name="Standard">
      <style:text-properties style:text-underline-style="none" officeooo:rsid="00222a46" officeooo:paragraph-rsid="00222a46"/>
    </style:style>
    <style:style style:name="P17" style:family="paragraph" style:parent-style-name="Standard">
      <style:paragraph-properties fo:break-before="page"/>
      <style:text-properties style:text-underline-style="none" officeooo:rsid="001fcb82" officeooo:paragraph-rsid="001fcb82"/>
    </style:style>
    <style:style style:name="T1" style:family="text">
      <style:text-properties style:text-underline-style="none" officeooo:rsid="000b87bb"/>
    </style:style>
    <style:style style:name="T2" style:family="text">
      <style:text-properties officeooo:rsid="0014102b"/>
    </style:style>
    <style:style style:name="T3" style:family="text">
      <style:text-properties officeooo:rsid="00158eaa"/>
    </style:style>
    <style:style style:name="T4" style:family="text">
      <style:text-properties officeooo:rsid="0015d2c1"/>
    </style:style>
    <style:style style:name="T5" style:family="text">
      <style:text-properties officeooo:rsid="00170ef3"/>
    </style:style>
    <style:style style:name="T6" style:family="text">
      <style:text-properties officeooo:rsid="0018177d"/>
    </style:style>
    <style:style style:name="T7" style:family="text">
      <style:text-properties officeooo:rsid="0019df3a"/>
    </style:style>
    <style:style style:name="T8" style:family="text">
      <style:text-properties officeooo:rsid="0019e3fb"/>
    </style:style>
    <style:style style:name="T9" style:family="text">
      <style:text-properties officeooo:rsid="001ae5c5"/>
    </style:style>
    <style:style style:name="T10" style:family="text">
      <style:text-properties officeooo:rsid="001c1ab4"/>
    </style:style>
    <style:style style:name="T11" style:family="text">
      <style:text-properties officeooo:rsid="001e08d7"/>
    </style:style>
    <style:style style:name="T12" style:family="text">
      <style:text-properties officeooo:rsid="001e8a41"/>
    </style:style>
    <style:style style:name="T13" style:family="text">
      <style:text-properties officeooo:rsid="0020cb26"/>
    </style:style>
    <style:style style:name="T14" style:family="text">
      <style:text-properties officeooo:rsid="00230e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L’organisation des livrables à l’EPSA :</text:p>
      <text:p text:style-name="P1"/>
      <text:p text:style-name="P1"><text:span text:style-name="T10">L’EPSA utilise deux nomenclature : une en interne et la seconde pour la compétition.</text:span></text:p>
      <text:p text:style-name="P1"/>
      <text:p text:style-name="P1"><text:span text:style-name="T5">Première Nomenclature utilisée par Epsabox</text:span> et PSO :</text:p>
      <text:p text:style-name="P1"><text:span text:style-name="T5">La Nomenclature est d’abords décomposées</text:span> système<text:span text:style-name="T5">s</text:span>:</text:p>
      <text:p text:style-name="P1">SO -Optimus</text:p>
      <text:p text:style-name="P1">S1 Motorisation</text:p>
      <text:p text:style-name="P1">S2</text:p>
      <text:p text:style-name="P1">…</text:p>
      <text:p text:style-name="P1"/>
      <text:p text:style-name="P1"/>
      <text:p text:style-name="P1">S51 sous système</text:p>
      <text:p text:style-name="P1">S534 sous sous système</text:p>
      <text:p text:style-name="P1"/>
      <text:p text:style-name="P1">En allant dans la boite de connaissance du véhicule : <text:span text:style-name="T1">Optimus</text:span></text:p>
      <text:p text:style-name="P2">En ouvrant un département, on trouve les sous systèmes <text:span text:style-name="T10">listées avec leur code</text:span>.</text:p>
      <text:p text:style-name="P2"/>
      <text:p text:style-name="P2"/>
      <text:p text:style-name="P2">On peut aussi partir du niveau le plus bas : en partant d’un systèmes d’ordre z vers y ect</text:p>
      <text:p text:style-name="P2"/>
      <text:p text:style-name="P2"/>
      <text:p text:style-name="P2">Nomenclature : utilisé pour le véhicule et le COST (épreuve traçage historique de l’ensemble des pièces du véhicule) . La plus petite rondelle <text:span text:style-name="T11">doit être</text:span> incluse. Le document finale fait environ 600pages, mise <text:span text:style-name="T11">en page et fusionné </text:span>par un <text:span text:style-name="T7">responsable</text:span> : <text:span text:style-name="T11">le</text:span> <text:span text:style-name="T7">responsable</text:span> du COST</text:p>
      <text:p text:style-name="P2">Pour garder une certaine <text:span text:style-name="T7">homogénéitié</text:span> sur ces 2000 <text:span text:style-name="T11">à </text:span>2500 pièce<text:span text:style-name="T11">s</text:span> : on utilise <text:span text:style-name="T11">d</text:span>es noms anglais.</text:p>
      <text:p text:style-name="P2"/>
      <text:p text:style-name="P3">Le nommage :</text:p>
      <text:p text:style-name="P3">Pour un assemblage : XX AYYYY</text:p>
      <text:p text:style-name="P3">XX : code sous-système : </text:p>
      <text:p text:style-name="P3">BR : brake system</text:p>
      <text:p text:style-name="P3">EN : Engine Drivetrain</text:p>
      <text:p text:style-name="P3">FR : Frame Body</text:p>
      <text:p text:style-name="P4">EL electrical</text:p>
      <text:p text:style-name="P4">MS Misc assembly</text:p>
      <text:p text:style-name="P4">ST</text:p>
      <text:p text:style-name="P4">SU Sus sys</text:p>
      <text:p text:style-name="P4">WT</text:p>
      <text:p text:style-name="P3"/>
      <text:p text:style-name="P3">A : indique assemblage</text:p>
      <text:p text:style-name="P3"/>
      <text:p text:style-name="P3">YY : le numéros de l’assemblage</text:p>
      <text:p text:style-name="P3">YY : numéros de sous assemblage</text:p>
      <text:p text:style-name="P3"/>
      <text:p text:style-name="P3"/>
      <text:p text:style-name="P3">Pour la pièce : XX YYYY ZZZ VV</text:p>
      <text:p text:style-name="P3">ZZZ nom de la pièce numéro</text:p>
      <text:p text:style-name="P3">VV : version de la pièce <text:span text:style-name="T2">lettre</text:span></text:p>
      <text:p text:style-name="P3">Version principale version secondaire</text:p>
      <text:p text:style-name="P3"/>
      <text:p text:style-name="P5"><text:soft-page-break/>Le <text:span text:style-name="T12">classeur Google sheets</text:span> montré donne les informations sur l’ensemble des pièces : leur <text:span text:style-name="T2">État</text:span> : design ect, masse théorique, </text:p>
      <text:p text:style-name="P5"/>
      <text:p text:style-name="P6">Il y a beaucoup de points à gagner si le <text:span text:style-name="T2">poids</text:span> réel de la voiture est en accord avec <text:span text:style-name="T12">son</text:span> poids théorique.</text:p>
      <text:p text:style-name="P6"/>
      <text:p text:style-name="P6"/>
      <text:p text:style-name="P6">Nicolas :</text:p>
      <text:p text:style-name="P6"/>
      <text:p text:style-name="P6">Présente les outils utilisés : beaucoup de sheet google : avantage gratuit.*Peut être assez complet.</text:p>
      <text:p text:style-name="P7">Un lien à été envoyé par mail : <text:span text:style-name="T2">EPSA fin des parrainages : qui donne un lien sur Slack.</text:span></text:p>
      <text:p text:style-name="P7"/>
      <text:p text:style-name="P7"/>
      <text:p text:style-name="P8">Sur l’adresse mail, vous pouvez créer des dossier en glissant déposant pour organiser vos mails. Vous pouvez aussi filtrer vos mails.</text:p>
      <text:p text:style-name="P8"/>
      <text:p text:style-name="P8">Slack est un messenger amélioré : En arrivant sur Slack, vous n’avez pas toutes les <text:span text:style-name="T4">chaînes.</text:span> En cliquant sur le lien <text:span text:style-name="T3">chaîne</text:span>, <text:span text:style-name="T3">choisissez</text:span> les <text:span text:style-name="T3">chaîne</text:span> qui vous concerne : votre département, évents, github, sponsoring.</text:p>
      <text:p text:style-name="P8"/>
      <text:p text:style-name="P8">La méthode : on écrit le titre d’un fil et on répond à notre propre <text:span text:style-name="T4">message</text:span> pour être plus <text:span text:style-name="T4">propose.</text:span></text:p>
      <text:p text:style-name="P8"/>
      <text:p text:style-name="P9">Facebook : c’est pour du <text:span text:style-name="T4">déplacement</text:span> rapide et du « conchiage ».</text:p>
      <text:p text:style-name="P10">Utilisez Slack pour poser des questions <text:span text:style-name="T6">(dimensionnement, géométrie ect)</text:span>, trouver certaines informations.</text:p>
      <text:p text:style-name="P10"/>
      <text:p text:style-name="P11">Le deuxième outil utilisé est GitHub. C ‘est un drive avec un système de versionnement et de savoir qui à modifié de quoi.</text:p>
      <text:p text:style-name="P11">La structure de base était git, puis il a eu github. Des interfaces se sont rajoutées comme gitkraken.</text:p>
      <text:p text:style-name="P12">Pendant le travail sur les pièces, pensez à l’envoyer sur le serveur pour prévoir des perte de PC portable et que pour les personne dont le travail dépend de vos pièce soit à jour.</text:p>
      <text:p text:style-name="P12"/>
      <text:p text:style-name="P12">La branche principale s’appelle MASTER.</text:p>
      <text:p text:style-name="P12">Sur votre ordi, vous recopiez le serveur, les modifications sont faites en local. L’utilisateur l’envoie, </text:p>
      <text:p text:style-name="P12"/>
      <text:p text:style-name="P12"/>
      <text:p text:style-name="P12">Vous pouvez créer votre branche, que d’autre peuvent utiliser, si OK, vous pouvez les fusionner ou sinon la supprimer.</text:p>
      <text:p text:style-name="P12"/>
      <text:p text:style-name="P12">A droite, le logicielle détecte les fichier<text:span text:style-name="T10">s</text:span> modifié<text:span text:style-name="T10">s</text:span> en local par rapport au serveur : en orange modifié, en rouge supprimé. On met d’abord à jour les données en local en faisant un pull. On stage les modifications, on ajoute un commentaire et on le commite. En faisant un push, le serveur se synchronise avec la version locale.</text:p>
      <text:p text:style-name="P12"/>
      <text:p text:style-name="P12">Si on prend la Git de Stuff 2019 vous pouvez voir les actions de chacun et les commentaires.</text:p>
      <text:p text:style-name="P12"><text:span text:style-name="T8">Nicolas</text:span> avais fait une erreur en supprimant des fichier. Grace au versionnement, on peut revenir en arrière.</text:p>
      <text:p text:style-name="P12"/>
      <text:p text:style-name="P13">En cas de problème demandez à PACO <text:span text:style-name="T9">ou auto-formez vous</text:span>.</text:p>
      <text:p text:style-name="P12"/>
      <text:p text:style-name="P17">Maxim devait faire la <text:span text:style-name="T14">présentation</text:span></text:p>
      <text:p text:style-name="P14">Je vous présente les ganttes : je vous présente un carnet presque terminé disponible sur Intergène (non disponible encore).</text:p>
      <text:p text:style-name="P14"/>
      <text:p text:style-name="P14">Ces carnets regroupent un certain nombre de règles : comme les pièces catia doivent être contraintes. </text:p>
      <text:p text:style-name="P14"/>
      <text:p text:style-name="P14">Paco : <text:span text:style-name="T13">Par exemple, on utilise certaines épaisseurs de plaques d’acier : 1,5 3 5mm</text:span></text:p>
      <text:p text:style-name="P15">Grace à un acier de meilleur </text:p>
      <text:p text:style-name="P14"/>
      <text:p text:style-name="P15">Avant de dessiner un pièce : vérifiez si elle n’est pas standard.</text:p>
      <text:p text:style-name="P15">Le carnet esr écrit par un 3A.</text:p>
      <text:p text:style-name="P15">Demandez à Maxim pour les info de standardisation.</text:p>
      <text:p text:style-name="P15">Exemple : table de serrage de vis.</text:p>
      <text:p text:style-name="P15">Pour une taille de vis, il faut prendre un troue legèrement plus grand. Ect</text:p>
      <text:p text:style-name="P15"/>
      <text:p text:style-name="P15">Le gAntt : c’est un planing : avec les différentes taches.</text:p>
      <text:p text:style-name="P15">Elle prenne la forment de Dolist sur EPSABox. L’idée : ne pas rester bloquée : le directeur technique, le parrain, le directeur de département, les académiciens sont là pour ça.</text:p>
      <text:p text:style-name="P15"/>
      <text:p text:style-name="P15"/>
      <text:p text:style-name="P16">PACO : Vous allez vous réunir par département : et réaliser les Do-list sur Epsa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4:13:25.953000000</meta:creation-date>
    <dc:date>2018-10-03T14:49:52.003000000</dc:date>
    <meta:editing-duration>PT36M24S</meta:editing-duration>
    <meta:editing-cycles>24</meta:editing-cycles>
    <meta:generator>LibreOffice/5.4.7.2$Windows_X86_64 LibreOffice_project/c838ef25c16710f8838b1faec480ebba495259d0</meta:generator>
    <meta:document-statistic meta:table-count="0" meta:image-count="0" meta:object-count="0" meta:page-count="3" meta:paragraph-count="66" meta:word-count="788" meta:character-count="4492" meta:non-whitespace-character-count="3765"/>
  </office:meta>
</office:document-meta>
</file>